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x</mi>
            <mrow>
              <mn>²</mn>
              <mo stretchy="false">⋅</mo>
              <mi>y</mi>
            </mrow>
            <mi>'</mi>
            <mrow>
              <mi>'</mi>
              <mo stretchy="false">−</mo>
              <mi>y</mi>
            </mrow>
            <mrow>
              <mrow>
                <mi>'</mi>
                <mo stretchy="false">+</mo>
                <mi>y</mi>
              </mrow>
              <mo stretchy="false">=</mo>
              <mn>0</mn>
            </mrow>
            <mspace width="2em"/>
            <mi>,</mi>
            <mspace width="2em"/>
            <mrow>
              <msub>
                <mi>x</mi>
                <mn>0</mn>
              </msub>
              <mo stretchy="false">=</mo>
              <mn>2</mn>
            </mrow>
          </mrow>
        </mtd>
      </mtr>
      <mtr>
        <mtd>
          <mrow>
            <mi>y</mi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row>
                <msub>
                  <mi>a</mi>
                  <mi>n</mi>
                </msub>
                <msup>
                  <mrow>
                    <mo fence="true" form="prefix" stretchy="tru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true">)</mo>
                  </mrow>
                  <mi>n</mi>
                </msup>
              </mrow>
            </mrow>
          </mrow>
        </mtd>
      </mtr>
      <mtr>
        <mtd>
          <mrow>
            <mi>y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row>
                  <mi>n</mi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form="postfix" stretchy="true">)</mo>
                    </mrow>
                    <mrow>
                      <mi>n</mi>
                      <mo stretchy="false">−</mo>
                      <mn>1</mn>
                    </mrow>
                  </msup>
                </mrow>
              </mrow>
            </mrow>
          </mrow>
        </mtd>
      </mtr>
      <mtr>
        <mtd>
          <mrow>
            <mi>y</mi>
            <mrow>
              <mi>'</mi>
              <mrow>
                <mi>'</mi>
                <mo stretchy="false">=</mo>
                <mrow>
                  <munderover>
                    <mo stretchy="false">∑</mo>
                    <mrow>
                      <mi>n</mi>
                      <mo stretchy="false">=</mo>
                      <mn>2</mn>
                    </mrow>
                    <mi mathvariant="normal">∞</mi>
                  </munderover>
                  <mrow>
                    <mi>n</mi>
                    <mrow>
                      <mo fence="true" form="prefix" stretchy="tru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row>
                        <mi>n</mi>
                        <mo stretchy="false">−</mo>
                        <mn>2</mn>
                      </mrow>
                    </msup>
                  </mrow>
                </mrow>
              </mrow>
            </mrow>
          </mrow>
        </mtd>
      </mtr>
      <mtr>
        <mtd>
          <mrow>
            <mrow>
              <mo fence="true" form="prefix" stretchy="true">[</mo>
              <mrow>
                <mrow>
                  <mrow>
                    <mo fence="true" form="prefix" stretchy="tru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true">)</mo>
                  </mrow>
                  <mo stretchy="false">+</mo>
                  <mn>2</mn>
                </mrow>
              </mrow>
              <mo fence="true" form="postfix" stretchy="true">]</mo>
            </mrow>
            <mrow>
              <mrow>
                <mrow>
                  <mn>²</mn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2</mn>
                      </mrow>
                      <mi mathvariant="normal">∞</mi>
                    </munderover>
                    <mrow>
                      <mi>n</mi>
                      <mrow>
                        <mo fence="true" form="prefix" stretchy="tru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sub>
                        <mi>a</mi>
                        <mi>n</mi>
                      </msub>
                      <msup>
                        <mrow>
                          <mo fence="true" form="prefix" stretchy="tru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form="postfix" stretchy="true">)</mo>
                        </mrow>
                        <mrow>
                          <mi>n</mi>
                          <mo stretchy="false">−</mo>
                          <mn>2</mn>
                        </mrow>
                      </msup>
                    </mrow>
                  </mrow>
                </mrow>
                <mo stretchy="false">−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 mathvariant="normal">∞</mi>
                  </munderover>
                  <mrow>
                    <mi>n</mi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row>
                        <mi>n</mi>
                        <mo stretchy="false">−</mo>
                        <mn>1</mn>
                      </mrow>
                    </msup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  <mspace width="2em"/>
          </mrow>
        </mtd>
      </mtr>
      <mtr>
        <mtd>
          <mrow>
            <mrow>
              <mrow>
                <mrow>
                  <mo fence="true" form="prefix" stretchy="true">[</mo>
                  <mrow>
                    <mrow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n>²</mn>
                    </mrow>
                  </mrow>
                  <mo fence="true" form="postfix" stretchy="true">]</mo>
                </mrow>
                <mo stretchy="false">⋅</mo>
                <mrow>
                  <munderover>
                    <mo stretchy="false">∑</mo>
                    <mrow>
                      <mi>n</mi>
                      <mo stretchy="false">=</mo>
                      <mn>2</mn>
                    </mrow>
                    <mi mathvariant="normal">∞</mi>
                  </munderover>
                  <mrow>
                    <mi>n</mi>
                    <mrow>
                      <mo fence="true" form="prefix" stretchy="tru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row>
                        <mi>n</mi>
                        <mo stretchy="false">−</mo>
                        <mn>2</mn>
                      </mrow>
                    </msup>
                  </mrow>
                </mrow>
              </mrow>
              <mo stretchy="false">+</mo>
              <mn>4</mn>
            </mrow>
            <mrow>
              <mrow>
                <mrow>
                  <mrow>
                    <mo fence="true" form="prefix" stretchy="tru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true">)</mo>
                  </mrow>
                  <mo stretchy="false">⋅</mo>
                  <mrow>
                    <munderover>
                      <mo stretchy="false">∑</mo>
                      <mrow>
                        <mi>n</mi>
                        <mo stretchy="false">=</mo>
                        <mn>2</mn>
                      </mrow>
                      <mi mathvariant="normal">∞</mi>
                    </munderover>
                    <mrow>
                      <mi>n</mi>
                      <mrow>
                        <mo fence="true" form="prefix" stretchy="tru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sub>
                        <mi>a</mi>
                        <mi>n</mi>
                      </msub>
                      <msup>
                        <mrow>
                          <mo fence="true" form="prefix" stretchy="tru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form="postfix" stretchy="true">)</mo>
                        </mrow>
                        <mrow>
                          <mi>n</mi>
                          <mo stretchy="false">−</mo>
                          <mn>2</mn>
                        </mrow>
                      </msup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2</mn>
                    </mrow>
                    <mi mathvariant="normal">∞</mi>
                  </munderover>
                  <mrow>
                    <mi>n</mi>
                    <mrow>
                      <mo fence="true" form="prefix" stretchy="tru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row>
                        <mi>n</mi>
                        <mo stretchy="false">−</mo>
                        <mn>2</mn>
                      </mrow>
                    </msup>
                  </mrow>
                </mrow>
                <mo stretchy="false">−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 mathvariant="normal">∞</mi>
                  </munderover>
                  <mrow>
                    <mi>n</mi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row>
                        <mi>n</mi>
                        <mo stretchy="false">−</mo>
                        <mn>1</mn>
                      </mrow>
                    </msup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  <mspace width="2em"/>
          </mrow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form="postfix" stretchy="true">)</mo>
                    </mrow>
                    <mi>n</mi>
                  </msup>
                </mrow>
              </mrow>
              <mo stretchy="false">+</mo>
              <mrow>
                <mn>4</mn>
                <mo stretchy="false">⋅</mo>
                <mrow>
                  <munderover>
                    <mo stretchy="false">∑</mo>
                    <mrow>
                      <mi>n</mi>
                      <mo stretchy="false">=</mo>
                      <mn>2</mn>
                    </mrow>
                    <mi mathvariant="normal">∞</mi>
                  </munderover>
                  <mrow>
                    <mi>n</mi>
                    <mrow>
                      <mo fence="true" form="prefix" stretchy="tru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row>
                        <mi>n</mi>
                        <mo stretchy="false">−</mo>
                        <mn>1</mn>
                      </mrow>
                    </msup>
                  </mrow>
                </mrow>
              </mrow>
              <mo stretchy="false">+</mo>
              <mn>4</mn>
            </mrow>
            <mrow>
              <mrow>
                <mrow>
                  <munderover>
                    <mo stretchy="false">∑</mo>
                    <mrow>
                      <mi>n</mi>
                      <mo stretchy="false">=</mo>
                      <mn>2</mn>
                    </mrow>
                    <mi mathvariant="normal">∞</mi>
                  </munderover>
                  <mrow>
                    <mi>n</mi>
                    <mrow>
                      <mo fence="true" form="prefix" stretchy="tru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row>
                        <mi>n</mi>
                        <mo stretchy="false">−</mo>
                        <mn>2</mn>
                      </mrow>
                    </msup>
                  </mrow>
                </mrow>
                <mo stretchy="false">−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 mathvariant="normal">∞</mi>
                  </munderover>
                  <mrow>
                    <mi>n</mi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row>
                        <mi>n</mi>
                        <mo stretchy="false">−</mo>
                        <mn>1</mn>
                      </mrow>
                    </msup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  <mspace width="2em"/>
          </mrow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form="postfix" stretchy="true">)</mo>
                    </mrow>
                    <mi>n</mi>
                  </msup>
                </mrow>
              </mrow>
              <mo stretchy="false">+</mo>
              <mrow>
                <mn>4</mn>
                <mo stretchy="false">⋅</mo>
                <mrow>
                  <munderover>
                    <mo stretchy="false">∑</mo>
                    <mrow>
                      <mi>n</mi>
                      <mo stretchy="false">=</mo>
                      <mn>2</mn>
                    </mrow>
                    <mi mathvariant="normal">∞</mi>
                  </munderover>
                  <mrow>
                    <mi>n</mi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  <msub>
                      <mi>a</mi>
                      <mrow>
                        <mi>n</mi>
                        <mo stretchy="false">+</mo>
                        <mn>1</mn>
                      </mrow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+</mo>
              <mn>4</mn>
            </mrow>
            <mrow>
              <mrow>
                <mrow>
                  <munderover>
                    <mo stretchy="false">∑</mo>
                    <mrow>
                      <mi>n</mi>
                      <mo stretchy="false">=</mo>
                      <mn>2</mn>
                    </mrow>
                    <mi mathvariant="normal">∞</mi>
                  </munderover>
                  <mrow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2</mn>
                        </mrow>
                      </mrow>
                      <mo fence="true" form="postfix" stretchy="true">)</mo>
                    </mrow>
                    <msub>
                      <mi>a</mi>
                      <mrow>
                        <mi>n</mi>
                        <mo stretchy="false">+</mo>
                        <mn>2</mn>
                      </mrow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  <mo stretchy="false">−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 mathvariant="normal">∞</mi>
                  </munderover>
                  <mrow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  <msub>
                      <mi>a</mi>
                      <mrow>
                        <mi>n</mi>
                        <mo stretchy="false">+</mo>
                        <mn>1</mn>
                      </mrow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</mrow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sup>
                  <mrow>
                    <mo fence="true" form="prefix" stretchy="tru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true">)</mo>
                  </mrow>
                  <mi>n</mi>
                </msup>
              </mrow>
              <mo stretchy="false">⋅</mo>
              <mrow>
                <mo fence="true" form="prefix" stretchy="true">[</mo>
                <mrow>
                  <mrow>
                    <mi>n</mi>
                    <mrow>
                      <mo fence="true" form="prefix" stretchy="tru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row>
                      <msub>
                        <mi>a</mi>
                        <mi>n</mi>
                      </msub>
                      <mo stretchy="false">+</mo>
                      <mrow>
                        <mn>4</mn>
                        <mo stretchy="false">⋅</mo>
                        <mi>n</mi>
                      </mrow>
                    </mrow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  <mrow>
                      <msub>
                        <mi>a</mi>
                        <mrow>
                          <mi>n</mi>
                          <mo stretchy="false">+</mo>
                          <mn>1</mn>
                        </mrow>
                      </msub>
                      <mo stretchy="false">+</mo>
                      <mrow>
                        <mn>4</mn>
                        <mo stretchy="false">⋅</mo>
                        <mrow>
                          <mo fence="true" form="prefix" stretchy="true">(</mo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  <mo fence="true" form="postfix" stretchy="true">)</mo>
                        </mrow>
                      </mrow>
                    </mrow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2</mn>
                        </mrow>
                      </mrow>
                      <mo fence="true" form="postfix" stretchy="true">)</mo>
                    </mrow>
                    <mrow>
                      <msub>
                        <mi>a</mi>
                        <mrow>
                          <mi>n</mi>
                          <mo stretchy="false">+</mo>
                          <mn>2</mn>
                        </mrow>
                      </msub>
                      <mo stretchy="false">−</mo>
                      <mrow>
                        <mo fence="true" form="prefix" stretchy="tru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</mrow>
                    <mrow>
                      <msub>
                        <mi>a</mi>
                        <mrow>
                          <mi>n</mi>
                          <mo stretchy="false">+</mo>
                          <mn>1</mn>
                        </mrow>
                      </msub>
                      <mo stretchy="false">+</mo>
                      <msub>
                        <mi>a</mi>
                        <mi>n</mi>
                      </msub>
                    </mrow>
                  </mrow>
                </mrow>
                <mo fence="true" form="postfix" stretchy="true">]</mo>
              </mrow>
            </mrow>
            <mrow>
              <mspace width="2em"/>
              <mo stretchy="false">−</mo>
              <mn>2</mn>
            </mrow>
            <msub>
              <mi>a</mi>
              <mn>2</mn>
            </msub>
            <mrow>
              <mrow>
                <mo fence="true" form="prefix" stretchy="true">(</mo>
                <mrow>
                  <mrow>
                    <mi>x</mi>
                    <mo stretchy="false">−</mo>
                    <mn>2</mn>
                  </mrow>
                </mrow>
                <mo fence="true" form="postfix" stretchy="true">)</mo>
              </mrow>
              <mo stretchy="false">+</mo>
              <msub>
                <mi>a</mi>
                <mn>0</mn>
              </msub>
              <mo stretchy="false">+</mo>
              <msub>
                <mi>a</mi>
                <mn>1</mn>
              </msub>
            </mrow>
            <mrow>
              <msup>
                <mrow>
                  <mo fence="true" form="prefix" stretchy="tru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true">)</mo>
                </mrow>
                <mrow/>
              </msup>
              <mo stretchy="false">=</mo>
              <mn>0</mn>
            </mrow>
          </mrow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sup>
                  <mrow>
                    <mo fence="true" form="prefix" stretchy="tru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true">)</mo>
                  </mrow>
                  <mi>n</mi>
                </msup>
              </mrow>
              <mo stretchy="false">⋅</mo>
              <mrow>
                <mo fence="true" form="prefix" stretchy="true">[</mo>
                <mrow>
                  <mrow>
                    <mi>n</mi>
                    <mrow>
                      <mo fence="true" form="prefix" stretchy="tru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row>
                      <msub>
                        <mi>a</mi>
                        <mi>n</mi>
                      </msub>
                      <mo stretchy="false">+</mo>
                      <mrow>
                        <mn>4</mn>
                        <mo stretchy="false">⋅</mo>
                        <mi>n</mi>
                      </mrow>
                    </mrow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  <mrow>
                      <msub>
                        <mi>a</mi>
                        <mrow>
                          <mi>n</mi>
                          <mo stretchy="false">+</mo>
                          <mn>1</mn>
                        </mrow>
                      </msub>
                      <mo stretchy="false">+</mo>
                      <mrow>
                        <mn>4</mn>
                        <mo stretchy="false">⋅</mo>
                        <mrow>
                          <mo fence="true" form="prefix" stretchy="true">(</mo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  <mo fence="true" form="postfix" stretchy="true">)</mo>
                        </mrow>
                      </mrow>
                    </mrow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2</mn>
                        </mrow>
                      </mrow>
                      <mo fence="true" form="postfix" stretchy="true">)</mo>
                    </mrow>
                    <mrow>
                      <msub>
                        <mi>a</mi>
                        <mrow>
                          <mi>n</mi>
                          <mo stretchy="false">+</mo>
                          <mn>2</mn>
                        </mrow>
                      </msub>
                      <mo stretchy="false">−</mo>
                      <mrow>
                        <mo fence="true" form="prefix" stretchy="tru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</mrow>
                    <mrow>
                      <msub>
                        <mi>a</mi>
                        <mrow>
                          <mi>n</mi>
                          <mo stretchy="false">+</mo>
                          <mn>1</mn>
                        </mrow>
                      </msub>
                      <mo stretchy="false">+</mo>
                      <msub>
                        <mi>a</mi>
                        <mi>n</mi>
                      </msub>
                    </mrow>
                  </mrow>
                </mrow>
                <mo fence="true" form="postfix" stretchy="true">]</mo>
              </mrow>
            </mrow>
            <mrow>
              <mspace width="2em"/>
              <mo stretchy="false">−</mo>
              <mrow>
                <mn>2</mn>
                <mo stretchy="false">⋅</mo>
                <msub>
                  <mi>a</mi>
                  <mn>2</mn>
                </msub>
                <mo stretchy="false">⋅</mo>
                <mi>x</mi>
              </mrow>
              <mo stretchy="false">+</mo>
              <mrow>
                <mn>4</mn>
                <mo stretchy="false">⋅</mo>
                <msub>
                  <mi>a</mi>
                  <mn>2</mn>
                </msub>
              </mrow>
              <mo stretchy="false">+</mo>
              <msub>
                <mi>a</mi>
                <mn>0</mn>
              </msub>
              <mo stretchy="false">+</mo>
              <mrow>
                <msub>
                  <mi>a</mi>
                  <mn>1</mn>
                </msub>
                <mo stretchy="false">⋅</mo>
                <mi>x</mi>
              </mrow>
              <mo stretchy="false">−</mo>
              <mn>2</mn>
            </mrow>
            <mrow>
              <msub>
                <mi>a</mi>
                <mn>1</mn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i>n</mi>
            <mrow>
              <mo fence="true" form="prefix" stretchy="true">(</mo>
              <mrow>
                <mrow>
                  <mi>n</mi>
                  <mo stretchy="false">−</mo>
                  <mn>1</mn>
                </mrow>
              </mrow>
              <mo fence="true" form="postfix" stretchy="true">)</mo>
            </mrow>
            <mrow>
              <msub>
                <mi>a</mi>
                <mi>n</mi>
              </msub>
              <mo stretchy="false">+</mo>
              <mn>4</mn>
              <mo stretchy="false">⋅</mo>
              <mi>n</mi>
            </mrow>
            <mrow>
              <mo fence="true" form="prefix" stretchy="true">(</mo>
              <mrow>
                <mrow>
                  <mi>n</mi>
                  <mo stretchy="false">+</mo>
                  <mn>1</mn>
                </mrow>
              </mrow>
              <mo fence="true" form="postfix" stretchy="true">)</mo>
            </mrow>
            <mrow>
              <msub>
                <mi>a</mi>
                <mrow>
                  <mi>n</mi>
                  <mo stretchy="false">+</mo>
                  <mn>1</mn>
                </mrow>
              </msub>
              <mo stretchy="false">+</mo>
              <mn>4</mn>
              <mo stretchy="false">⋅</mo>
              <mrow>
                <mo fence="true" form="prefix" stretchy="true">(</mo>
                <mrow>
                  <mrow>
                    <mi>n</mi>
                    <mo stretchy="false">+</mo>
                    <mn>1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n</mi>
                  <mo stretchy="false">+</mo>
                  <mn>2</mn>
                </mrow>
              </mrow>
              <mo fence="true" form="postfix" stretchy="true">)</mo>
            </mrow>
            <mrow>
              <msub>
                <mi>a</mi>
                <mrow>
                  <mi>n</mi>
                  <mo stretchy="false">+</mo>
                  <mn>2</mn>
                </mrow>
              </msub>
              <mo stretchy="false">−</mo>
              <mrow>
                <mo fence="true" form="prefix" stretchy="true">(</mo>
                <mrow>
                  <mrow>
                    <mi>n</mi>
                    <mo stretchy="false">+</mo>
                    <mn>1</mn>
                  </mrow>
                </mrow>
                <mo fence="true" form="postfix" stretchy="true">)</mo>
              </mrow>
            </mrow>
            <mrow>
              <msub>
                <mi>a</mi>
                <mrow>
                  <mi>n</mi>
                  <mo stretchy="false">+</mo>
                  <mn>1</mn>
                </mrow>
              </msub>
              <mo stretchy="false">+</mo>
              <msub>
                <mi>a</mi>
                <mi>n</mi>
              </msub>
              <mo stretchy="false">=</mo>
              <mn>0</mn>
            </mrow>
          </mrow>
        </mtd>
      </mtr>
      <mtr>
        <mtd>
          <mrow>
            <mspace width="2em"/>
          </mrow>
        </mtd>
      </mtr>
      <mtr>
        <mtd>
          <mrow>
            <mrow>
              <msub>
                <mi>a</mi>
                <mrow>
                  <mi>n</mi>
                  <mo stretchy="false">+</mo>
                  <mn>2</mn>
                </mrow>
              </msub>
              <mo stretchy="false">=</mo>
              <mfrac>
                <mrow>
                  <mrow>
                    <mo fence="true" form="prefix" stretchy="tru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true">)</mo>
                  </mrow>
                  <mrow>
                    <msub>
                      <mi>a</mi>
                      <mrow>
                        <mi>n</mi>
                        <mo stretchy="false">+</mo>
                        <mn>1</mn>
                      </mrow>
                    </msub>
                    <mo stretchy="false">−</mo>
                    <msub>
                      <mi>a</mi>
                      <mi>n</mi>
                    </msub>
                    <mo stretchy="false">−</mo>
                    <mi>n</mi>
                  </mrow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row>
                    <msub>
                      <mi>a</mi>
                      <mi>n</mi>
                    </msub>
                    <mo stretchy="false">−</mo>
                    <mrow>
                      <mn>4</mn>
                      <mo stretchy="false">⋅</mo>
                      <mi>n</mi>
                    </mrow>
                  </mrow>
                  <mrow>
                    <mo fence="true" form="prefix" stretchy="tru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true">)</mo>
                  </mrow>
                  <msub>
                    <mi>a</mi>
                    <mrow>
                      <mi>n</mi>
                      <mo stretchy="false">+</mo>
                      <mn>1</mn>
                    </mrow>
                  </msub>
                </mrow>
                <mrow>
                  <mrow>
                    <mn>4</mn>
                    <mo stretchy="false">⋅</mo>
                    <mrow>
                      <mo fence="true" form="prefix" stretchy="tru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</mrow>
                  <mrow>
                    <mo fence="true" form="prefix" stretchy="tru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form="postfix" stretchy="true">)</mo>
                  </mrow>
                </mrow>
              </mfrac>
            </mrow>
          </mrow>
        </mtd>
      </mtr>
      <mtr>
        <mtd>
          <mrow>
            <mspace width="2em"/>
          </mrow>
        </mtd>
      </mtr>
      <mtr>
        <mtd>
          <mrow>
            <mrow>
              <msub>
                <mi>a</mi>
                <mn>2</mn>
              </msub>
              <mo stretchy="false">=</mo>
              <mfrac>
                <mrow>
                  <mrow>
                    <mo fence="true" form="prefix" stretchy="true">(</mo>
                    <mrow>
                      <mn>1</mn>
                    </mrow>
                    <mo fence="true" form="postfix" stretchy="true">)</mo>
                  </mrow>
                  <mrow>
                    <msub>
                      <mi>a</mi>
                      <mn>1</mn>
                    </msub>
                    <mo stretchy="false">−</mo>
                    <msub>
                      <mi>a</mi>
                      <mn>0</mn>
                    </msub>
                    <mo stretchy="false">−</mo>
                    <mn>0</mn>
                    <mo stretchy="false">−</mo>
                    <mn>0</mn>
                  </mrow>
                </mrow>
                <mrow>
                  <mrow>
                    <mn>4</mn>
                    <mo stretchy="false">⋅</mo>
                    <mrow>
                      <mo fence="true" form="prefix" stretchy="true">(</mo>
                      <mrow>
                        <mn>1</mn>
                      </mrow>
                      <mo fence="true" form="postfix" stretchy="true">)</mo>
                    </mrow>
                  </mrow>
                  <mrow>
                    <mo fence="true" form="prefix" stretchy="true">(</mo>
                    <mrow>
                      <mn>2</mn>
                    </mrow>
                    <mo fence="true" form="postfix" stretchy="true">)</mo>
                  </mrow>
                </mrow>
              </mfrac>
            </mrow>
            <mspace width="2em"/>
            <mo stretchy="false">→</mo>
            <mspace width="2em"/>
            <mrow>
              <msub>
                <mi>a</mi>
                <mn>2</mn>
              </msub>
              <mo stretchy="false">=</mo>
              <mfrac>
                <mrow>
                  <msub>
                    <mi>a</mi>
                    <mn>1</mn>
                  </msub>
                  <mo stretchy="false">−</mo>
                  <msub>
                    <mi>a</mi>
                    <mn>0</mn>
                  </msub>
                </mrow>
                <mn>8</mn>
              </mfrac>
            </mrow>
            <mspace width="2em"/>
            <mo stretchy="false">→</mo>
            <mspace width="2em"/>
            <mrow>
              <msub>
                <mi>a</mi>
                <mn>2</mn>
              </msub>
              <mo stretchy="false">=</mo>
              <mfrac>
                <msub>
                  <mi>a</mi>
                  <mn>1</mn>
                </msub>
                <mn>8</mn>
              </mfrac>
            </mrow>
            <mspace width="2em"/>
            <mo stretchy="false">→</mo>
            <mspace width="2em"/>
            <mrow>
              <msub>
                <mi>a</mi>
                <mn>2</mn>
              </msub>
              <mo stretchy="false">=</mo>
              <mrow>
                <mo stretchy="false">−</mo>
                <mfrac>
                  <msub>
                    <mi>a</mi>
                    <mn>0</mn>
                  </msub>
                  <mn>8</mn>
                </mfrac>
              </mrow>
            </mrow>
          </mrow>
        </mtd>
      </mtr>
      <mtr>
        <mtd>
          <mrow>
            <mrow>
              <msub>
                <mi>a</mi>
                <mn>3</mn>
              </msub>
              <mo stretchy="false">=</mo>
              <mfrac>
                <mrow>
                  <mrow>
                    <mo fence="true" form="prefix" stretchy="true">(</mo>
                    <mrow>
                      <mn>2</mn>
                    </mrow>
                    <mo fence="true" form="postfix" stretchy="true">)</mo>
                  </mrow>
                  <mrow>
                    <msub>
                      <mi>a</mi>
                      <mn>2</mn>
                    </msub>
                    <mo stretchy="false">−</mo>
                    <msub>
                      <mi>a</mi>
                      <mn>1</mn>
                    </msub>
                    <mo stretchy="false">−</mo>
                    <mn>0</mn>
                    <mo stretchy="false">−</mo>
                    <mrow>
                      <mn>4</mn>
                      <mo stretchy="false">⋅</mo>
                      <mrow>
                        <mo fence="true" form="prefix" stretchy="true">(</mo>
                        <mrow>
                          <mn>2</mn>
                        </mrow>
                        <mo fence="true" form="postfix" stretchy="true">)</mo>
                      </mrow>
                    </mrow>
                  </mrow>
                  <msub>
                    <mi>a</mi>
                    <mn>2</mn>
                  </msub>
                </mrow>
                <mrow>
                  <mrow>
                    <mn>4</mn>
                    <mo stretchy="false">⋅</mo>
                    <mrow>
                      <mo fence="true" form="prefix" stretchy="true">(</mo>
                      <mrow>
                        <mn>2</mn>
                      </mrow>
                      <mo fence="true" form="postfix" stretchy="true">)</mo>
                    </mrow>
                  </mrow>
                  <mrow>
                    <mo fence="true" form="prefix" stretchy="true">(</mo>
                    <mrow>
                      <mn>3</mn>
                    </mrow>
                    <mo fence="true" form="postfix" stretchy="true">)</mo>
                  </mrow>
                </mrow>
              </mfrac>
            </mrow>
            <mspace width="2em"/>
            <mo stretchy="false">→</mo>
            <mspace width="2em"/>
            <mrow>
              <msub>
                <mi>a</mi>
                <mn>3</mn>
              </msub>
              <mo stretchy="false">=</mo>
              <mfrac>
                <mrow>
                  <mrow>
                    <mrow>
                      <mo stretchy="false">−</mo>
                      <msub>
                        <mi>a</mi>
                        <mn>1</mn>
                      </msub>
                    </mrow>
                    <mo stretchy="false">−</mo>
                    <mn>6</mn>
                  </mrow>
                  <msub>
                    <mi>a</mi>
                    <mn>2</mn>
                  </msub>
                </mrow>
                <mn>24</mn>
              </mfrac>
            </mrow>
            <mspace width="2em"/>
            <mo stretchy="false">→</mo>
            <mspace width="2em"/>
            <mrow>
              <msub>
                <mi>a</mi>
                <mn>3</mn>
              </msub>
              <mo stretchy="false">=</mo>
              <mfrac>
                <mrow>
                  <mrow>
                    <mrow>
                      <mo stretchy="false">−</mo>
                      <mn>7</mn>
                    </mrow>
                    <mfrac>
                      <msub>
                        <mi>a</mi>
                        <mn>1</mn>
                      </msub>
                      <mn>4</mn>
                    </mfrac>
                  </mrow>
                  <mo stretchy="false">+</mo>
                  <mfrac>
                    <mrow>
                      <mn>3</mn>
                      <msub>
                        <mi>a</mi>
                        <mn>0</mn>
                      </msub>
                    </mrow>
                    <mn>4</mn>
                  </mfrac>
                </mrow>
                <mn>24</mn>
              </mfrac>
            </mrow>
            <mspace width="2em"/>
            <mo stretchy="false">→</mo>
            <mspace width="2em"/>
            <mrow>
              <msub>
                <mi>a</mi>
                <mn>3</mn>
              </msub>
              <mo stretchy="false">=</mo>
              <mfrac>
                <mrow>
                  <mrow>
                    <mo stretchy="false">−</mo>
                    <mn>7</mn>
                  </mrow>
                  <msub>
                    <mi>a</mi>
                    <mn>1</mn>
                  </msub>
                </mrow>
                <mn>96</mn>
              </mfrac>
            </mrow>
            <mspace width="2em"/>
            <mo stretchy="false">→</mo>
            <mspace width="2em"/>
            <mrow>
              <msub>
                <mi>a</mi>
                <mn>3</mn>
              </msub>
              <mo stretchy="false">=</mo>
              <mfrac>
                <msub>
                  <mi>a</mi>
                  <mn>0</mn>
                </msub>
                <mn>32</mn>
              </mfrac>
            </mrow>
          </mrow>
        </mtd>
      </mtr>
      <mtr>
        <mtd>
          <mrow>
            <mrow>
              <mi>y</mi>
              <mo stretchy="false">=</mo>
              <msub>
                <mi>a</mi>
                <mn>0</mn>
              </msub>
            </mrow>
            <mrow>
              <mrow>
                <mo fence="true" form="prefix" stretchy="true">(</mo>
                <mrow>
                  <mrow>
                    <mn>1</mn>
                    <mo stretchy="false">−</mo>
                    <mfrac>
                      <mrow>
                        <mrow>
                          <mo fence="true" form="prefix" stretchy="tru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form="postfix" stretchy="true">)</mo>
                        </mrow>
                        <mn>²</mn>
                      </mrow>
                      <mn>8</mn>
                    </mfrac>
                    <mo stretchy="false">+</mo>
                    <mfrac>
                      <msup>
                        <mrow>
                          <mo fence="true" form="prefix" stretchy="tru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form="postfix" stretchy="true">)</mo>
                        </mrow>
                        <mn>3</mn>
                      </msup>
                      <mn>32</mn>
                    </mfrac>
                    <mo stretchy="false">−</mo>
                    <mo stretchy="false">…</mo>
                  </mrow>
                </mrow>
                <mo fence="true" form="postfix" stretchy="true">)</mo>
              </mrow>
              <mo stretchy="false">+</mo>
              <msub>
                <mi>a</mi>
                <mn>1</mn>
              </msub>
            </mrow>
            <mrow>
              <mo fence="true" form="prefix" stretchy="true">(</mo>
              <mrow>
                <mrow>
                  <mrow>
                    <mo fence="true" form="prefix" stretchy="tru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row>
                        <mo fence="true" form="prefix" stretchy="tru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n>²</mn>
                    </mrow>
                    <mn>8</mn>
                  </mfrac>
                  <mo stretchy="false">−</mo>
                  <mfrac>
                    <mrow>
                      <mn>7</mn>
                      <msup>
                        <mrow>
                          <mo fence="true" form="prefix" stretchy="tru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form="postfix" stretchy="true">)</mo>
                        </mrow>
                        <mn>3</mn>
                      </msup>
                    </mrow>
                    <mn>96</mn>
                  </mfrac>
                  <mo stretchy="false">+</mo>
                  <mo stretchy="false">…</mo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i mathvariant="normal">❑</mi>
        </mtd>
      </mtr>
    </mtable>
    <annotation encoding="StarMath 5.0">{ x { ² cdot y } ' { ' - y } { { ' + y } = 0 } ~ , ~ { x _ 0 = 2 } } newline { y = sum to { infinity } from { { n = 0 } } { a _ n left ( { x - 2 } right ) ^ n } } newline { y { ' = sum to { infinity } from { { n = 1 } } { n a _ n left ( { x - 2 } right ) ^ { n - 1 } } } } newline { y { ' { ' = sum to { infinity } from { { n = 2 } } { n left ( { n - 1 } right ) a _ n left ( { x - 2 } right ) ^ { n - 2 } } } } } newline { left [ { left ( { x - 2 } right ) + 2 } right ] { { { { ² cdot sum to { infinity } from { { n = 2 } } { n left ( { n - 1 } right ) a _ n left ( { x - 2 } right ) ^ { n - 2 } } } - sum to { infinity } from { { n = 1 } } { n a _ n left ( { x - 2 } right ) ^ { n - 1 } } } + sum to { infinity } from { { n = 0 } } { a _ n left ( { x - 2 } right ) ^ n } } = 0 } ~ } newline { { { left [ { left ( { x - 2 } right ) ² } right ] cdot sum to { infinity } from { { n = 2 } } { n left ( { n - 1 } right ) a _ n left ( { x - 2 } right ) ^ { n - 2 } } } + 4 } { { { { { left ( { x - 2 } right ) cdot sum to { infinity } from { { n = 2 } } { n left ( { n - 1 } right ) a _ n left ( { x - 2 } right ) ^ { n - 2 } } } + sum to { infinity } from { { n = 2 } } { n left ( { n - 1 } right ) a _ n left ( { x - 2 } right ) ^ { n - 2 } } } - sum to { infinity } from { { n = 1 } } { n a _ n left ( { x - 2 } right ) ^ { n - 1 } } } + sum to { infinity } from { { n = 0 } } { a _ n left ( { x - 2 } right ) ^ n } } = 0 } ~ } newline { { { sum to { infinity } from { { n = 2 } } { n left ( { n - 1 } right ) a _ n left ( { x - 2 } right ) ^ n } + { 4 cdot sum to { infinity } from { { n = 2 } } { n left ( { n - 1 } right ) a _ n left ( { x - 2 } right ) ^ { n - 1 } } } } + 4 } { { { sum to { infinity } from { { n = 2 } } { n left ( { n - 1 } right ) a _ n left ( { x - 2 } right ) ^ { n - 2 } } - sum to { infinity } from { { n = 1 } } { n a _ n left ( { x - 2 } right ) ^ { n - 1 } } } + sum to { infinity } from { { n = 0 } } { a _ n left ( { x - 2 } right ) ^ n } } = 0 } ~ } newline { { { sum to { infinity } from { { n = 2 } } { n left ( { n - 1 } right ) a _ n left ( { x - 2 } right ) ^ n } + { 4 cdot sum to { infinity } from { { n = 2 } } { n left ( { n + 1 } right ) a _ { n + 1 } left ( { x - 2 } right ) ^ n } } } + 4 } { { { sum to { infinity } from { { n = 2 } } { left ( { n + 1 } right ) left ( { n + 2 } right ) a _ { n + 2 } left ( { x - 2 } right ) ^ n } - sum to { infinity } from { { n = 1 } } { left ( { n + 1 } right ) a _ { n + 1 } left ( { x - 2 } right ) ^ n } } + sum to { infinity } from { { n = 0 } } { a _ n left ( { x - 2 } right ) ^ n } } = 0 } } newline { { sum to { infinity } from { { n = 2 } } left ( { x - 2 } right ) ^ n cdot left [ { n left ( { n - 1 } right ) { a _ n + { 4 cdot n } } left ( { n + 1 } right ) { a _ { n + 1 } + { 4 cdot left ( { n + 1 } right ) } } left ( { n + 2 } right ) { a _ { n + 2 } - left ( { n + 1 } right ) } { a _ { n + 1 } + a _ n } } right ] } { ~ - 2 } a _ 2 { { left ( { x - 2 } right ) + a _ 0 } + a _ 1 } { left ( { x - 2 } right ) ^ { } = 0 } } newline { { sum to { infinity } from { { n = 2 } } left ( { x - 2 } right ) ^ n cdot left [ { n left ( { n - 1 } right ) { a _ n + { 4 cdot n } } left ( { n + 1 } right ) { a _ { n + 1 } + { 4 cdot left ( { n + 1 } right ) } } left ( { n + 2 } right ) { a _ { n + 2 } - left ( { n + 1 } right ) } { a _ { n + 1 } + a _ n } } right ] } { { { { { ~ - { { 2 cdot a _ 2 } cdot x } } + { 4 cdot a _ 2 } } + a _ 0 } + { a _ 1 cdot x } } - 2 } { a _ 1 = 0 } } newline { } newline { n left ( { n - 1 } right ) { a _ n + { 4 cdot n } } left ( { n + 1 } right ) { a _ { n + 1 } + { 4 cdot left ( { n + 1 } right ) } } left ( { n + 2 } right ) { a _ { n + 2 } - left ( { n + 1 } right ) } { { a _ { n + 1 } + a _ n } = 0 } } newline ~ newline { a _ { n + 2 } = { { left ( { n + 1 } right ) { { a _ { n + 1 } - a _ n } - n } left ( { n - 1 } right ) { a _ n - { 4 cdot n } } left ( { n + 1 } right ) a _ { n + 1 } } over { { 4 cdot left ( { n + 1 } right ) } left ( { n + 2 } right ) } } } newline ~ newline { { a _ 2 = { { left ( 1 right ) { { { a _ 1 - a _ 0 } - 0 } - 0 } } over { { 4 cdot left ( 1 right ) } left ( 2 right ) } } } ~ rightarrow ~ { a _ 2 = { { a _ 1 - a _ 0 } over 8 } } ~ rightarrow ~ { a _ 2 = { a _ 1 over 8 } } ~ rightarrow ~ { a _ 2 = - { a _ 0 over 8 } } } newline { { a _ 3 = { { left ( 2 right ) { { { a _ 2 - a _ 1 } - 0 } - { 4 cdot left ( 2 right ) } } a _ 2 } over { { 4 cdot left ( 2 right ) } left ( 3 right ) } } } ~ rightarrow ~ { a _ 3 = { { { - a _ 1 - 6 } a _ 2 } over 24 } } ~ rightarrow ~ { a _ 3 = { { { - 7 { a _ 1 over 4 } } + { { 3 a _ 0 } over 4 } } over 24 } } ~ rightarrow ~ { a _ 3 = { { - 7 a _ 1 } over 96 } } ~ rightarrow ~ { a _ 3 = { a _ 0 over 32 } } } newline { { y = a _ 0 } { left ( { { { 1 - { { left ( { x - 2 } right ) ² } over 8 } } + { left ( { x - 2 } right ) ^ 3 over 32 } } - dotslow } right ) + a _ 1 } left ( { { { left ( { x - 2 } right ) + { { left ( { x - 2 } right ) ² } over 8 } } - { { 7 left ( { x - 2 } right ) ^ 3 } over 96 } } + dotslow } right ) } newline { } newline { } newline { } newline {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00:46:19.112000000</meta:creation-date>
    <dc:date>2024-06-11T01:28:27.324000000</dc:date>
    <meta:editing-duration>PT18M10S</meta:editing-duration>
    <meta:editing-cycles>5</meta:editing-cycles>
    <meta:generator>LibreOffice/24.2.3.2$Windows_X86_64 LibreOffice_project/433d9c2ded56988e8a90e6b2e771ee4e6a5ab2ba</meta:generator>
  </office:meta>
</office:document-meta>
</file>